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18.97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nn Phel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1">
            <text:p>Carlow-Kilkenny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nn Phelan&quot;}), (m:Constituency {name: &quot;Carlow-Kilkenny&quot;}) CREATE (n)-[:TD_IN]-&gt;(m)" table:formula="of:=CONCATENATE([.A1]; [.B1]; [.C1]; [.D1]; [.E1])" table:style-name="ce1">
            <text:p>MATCH (n:Politician {name: "Ann Phelan"}), (m:Constituency {name: "Carlow-Kilkenny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ichael McNamara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lare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Michael McNamara&quot;}), (m:Constituency {name: &quot;Clare&quot;}) CREATE (n)-[:TD_IN]-&gt;(m)" table:formula="of:=CONCATENATE([.A2]; [.B2]; [.C2]; [.D2]; [.E2])" table:style-name="ce1">
            <text:p>MATCH (n:Politician {name: "Michael McNamara"}), (m:Constituency {name: "Clare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Sean Sherlock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Ea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Sean Sherlock&quot;}), (m:Constituency {name: &quot;Cork East&quot;}) CREATE (n)-[:TD_IN]-&gt;(m)" table:formula="of:=CONCATENATE([.A3]; [.B3]; [.C3]; [.D3]; [.E3])" table:style-name="ce1">
            <text:p>MATCH (n:Politician {name: "Sean Sherlock"}), (m:Constituency {name: "Cork Ea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Kathleen Lync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Kathleen Lynch&quot;}), (m:Constituency {name: &quot;Cork North Central&quot;}) CREATE (n)-[:TD_IN]-&gt;(m)" table:formula="of:=CONCATENATE([.A4]; [.B4]; [.C4]; [.D4]; [.E4])" table:style-name="ce1">
            <text:p>MATCH (n:Politician {name: "Kathleen Lynch"}), (m:Constituency {name: "Cork North Central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iarán Lync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Ciarán Lynch&quot;}), (m:Constituency {name: &quot;Cork South Central&quot;}) CREATE (n)-[:TD_IN]-&gt;(m)" table:formula="of:=CONCATENATE([.A5]; [.B5]; [.C5]; [.D5]; [.E5])" table:style-name="ce1">
            <text:p>MATCH (n:Politician {name: "Ciarán Lynch"}), (m:Constituency {name: "Cork South Central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ichael McCarth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South We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Michael McCarthy&quot;}), (m:Constituency {name: &quot;Cork South West&quot;}) CREATE (n)-[:TD_IN]-&gt;(m)" table:formula="of:=CONCATENATE([.A6]; [.B6]; [.C6]; [.D6]; [.E6])" table:style-name="ce1">
            <text:p>MATCH (n:Politician {name: "Michael McCarthy"}), (m:Constituency {name: "Cork South We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e Costello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Joe Costello&quot;}), (m:Constituency {name: &quot;Dublin Central&quot;}) CREATE (n)-[:TD_IN]-&gt;(m)" table:formula="of:=CONCATENATE([.A7]; [.B7]; [.C7]; [.D7]; [.E7])" table:style-name="ce1">
            <text:p>MATCH (n:Politician {name: "Joe Costello"}), (m:Constituency {name: "Dublin Central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anna Tuff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Joanna Tuffy&quot;}), (m:Constituency {name: &quot;Dublin Mid-West&quot;}) CREATE (n)-[:TD_IN]-&gt;(m)" table:formula="of:=CONCATENATE([.A8]; [.B8]; [.C8]; [.D8]; [.E8])" table:style-name="ce1">
            <text:p>MATCH (n:Politician {name: "Joanna Tuffy"}), (m:Constituency {name: "Dublin Mid-We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hn Lyon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North We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John Lyons&quot;}), (m:Constituency {name: &quot;Dublin North West&quot;}) CREATE (n)-[:TD_IN]-&gt;(m)" table:formula="of:=CONCATENATE([.A9]; [.B9]; [.C9]; [.D9]; [.E9])" table:style-name="ce1">
            <text:p>MATCH (n:Politician {name: "John Lyons"}), (m:Constituency {name: "Dublin North We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Brendan Ry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Fingal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Brendan Ryan&quot;}), (m:Constituency {name: &quot;Dublin Fingal&quot;}) CREATE (n)-[:TD_IN]-&gt;(m)" table:formula="of:=CONCATENATE([.A10]; [.B10]; [.C10]; [.D10]; [.E10])" table:style-name="ce1">
            <text:p>MATCH (n:Politician {name: "Brendan Ryan"}), (m:Constituency {name: "Dublin Fingal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lex Whit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lex White&quot;}), (m:Constituency {name: &quot;Dublin Rathdown&quot;}) CREATE (n)-[:TD_IN]-&gt;(m)" table:formula="of:=CONCATENATE([.A11]; [.B11]; [.C11]; [.D11]; [.E11])" table:style-name="ce1">
            <text:p>MATCH (n:Politician {name: "Alex White"}), (m:Constituency {name: "Dublin Rathdown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odhán Ó Riordái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odhán Ó Riordáin&quot;}), (m:Constituency {name: &quot;Dublin Bay North&quot;}) CREATE (n)-[:TD_IN]-&gt;(m)" table:formula="of:=CONCATENATE([.A12]; [.B12]; [.C12]; [.D12]; [.E12])" table:style-name="ce1">
            <text:p>MATCH (n:Politician {name: "Aodhán Ó Riordáin"}), (m:Constituency {name: "Dublin Bay North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Kevin Humphrie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Kevin Humphries&quot;}), (m:Constituency {name: &quot;Dublin Bay South&quot;}) CREATE (n)-[:TD_IN]-&gt;(m)" table:formula="of:=CONCATENATE([.A13]; [.B13]; [.C13]; [.D13]; [.E13])" table:style-name="ce1">
            <text:p>MATCH (n:Politician {name: "Kevin Humphries"}), (m:Constituency {name: "Dublin Bay South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3">
            <text:p>Eric Byrn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Eric Byrne&quot;}), (m:Constituency {name: &quot;Dublin South Central&quot;}) CREATE (n)-[:TD_IN]-&gt;(m)" table:formula="of:=CONCATENATE([.A14]; [.B14]; [.C14]; [.D14]; [.E14])" table:style-name="ce1">
            <text:p>MATCH (n:Politician {name: "Eric Byrne"}), (m:Constituency {name: "Dublin South Central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an Burto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Joan Burton&quot;}), (m:Constituency {name: &quot;Dublin West&quot;}) CREATE (n)-[:TD_IN]-&gt;(m)" table:formula="of:=CONCATENATE([.A15]; [.B15]; [.C15]; [.D15]; [.E15])" table:style-name="ce1">
            <text:p>MATCH (n:Politician {name: "Joan Burton"}), (m:Constituency {name: "Dublin We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Derek Nol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Derek Nolan&quot;}), (m:Constituency {name: &quot;Galway West&quot;}) CREATE (n)-[:TD_IN]-&gt;(m)" table:formula="of:=CONCATENATE([.A16]; [.B16]; [.C16]; [.D16]; [.E16])" table:style-name="ce1">
            <text:p>MATCH (n:Politician {name: "Derek Nolan"}), (m:Constituency {name: "Galway We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rthur Spring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rthur Spring&quot;}), (m:Constituency {name: &quot;Kerry&quot;}) CREATE (n)-[:TD_IN]-&gt;(m)" table:formula="of:=CONCATENATE([.A17]; [.B17]; [.C17]; [.D17]; [.E17])" table:style-name="ce1">
            <text:p>MATCH (n:Politician {name: "Arthur Spring"}), (m:Constituency {name: "Kerry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Emmett Stagg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Kildare North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Emmett Stagg&quot;}), (m:Constituency {name: &quot;Kildare North&quot;}) CREATE (n)-[:TD_IN]-&gt;(m)" table:formula="of:=CONCATENATE([.A18]; [.B18]; [.C18]; [.D18]; [.E18])" table:style-name="ce1">
            <text:p>MATCH (n:Politician {name: "Emmett Stagg"}), (m:Constituency {name: "Kildare North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an O'Sulliv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Jan O'Sullivan&quot;}), (m:Constituency {name: &quot;Limerick City&quot;}) CREATE (n)-[:TD_IN]-&gt;(m)" table:formula="of:=CONCATENATE([.A19]; [.B19]; [.C19]; [.D19]; [.E19])" table:style-name="ce1">
            <text:p>MATCH (n:Politician {name: "Jan O'Sullivan"}), (m:Constituency {name: "Limerick City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Willie Penros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Willie Penrose&quot;}), (m:Constituency {name: &quot;Longford-Westmeath&quot;}) CREATE (n)-[:TD_IN]-&gt;(m)" table:formula="of:=CONCATENATE([.A20]; [.B20]; [.C20]; [.D20]; [.E20])" table:style-name="ce1">
            <text:p>MATCH (n:Politician {name: "Willie Penrose"}), (m:Constituency {name: "Longford-Westmeath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Gerald Nas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Gerald Nash&quot;}), (m:Constituency {name: &quot;Louth&quot;}) CREATE (n)-[:TD_IN]-&gt;(m)" table:formula="of:=CONCATENATE([.A21]; [.B21]; [.C21]; [.D21]; [.E21])" table:style-name="ce1">
            <text:p>MATCH (n:Politician {name: "Gerald Nash"}), (m:Constituency {name: "Louth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3">
            <text:p>Dominic Hannig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Dominic Hannigan&quot;}), (m:Constituency {name: &quot;Meath East&quot;}) CREATE (n)-[:TD_IN]-&gt;(m)" table:formula="of:=CONCATENATE([.A22]; [.B22]; [.C22]; [.D22]; [.E22])" table:style-name="ce1">
            <text:p>MATCH (n:Politician {name: "Dominic Hannigan"}), (m:Constituency {name: "Meath East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lan Kell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lan Kelly&quot;}), (m:Constituency {name: &quot;Tipperary&quot;}) CREATE (n)-[:TD_IN]-&gt;(m)" table:formula="of:=CONCATENATE([.A23]; [.B23]; [.C23]; [.D23]; [.E23])" table:style-name="ce1">
            <text:p>MATCH (n:Politician {name: "Alan Kelly"}), (m:Constituency {name: "Tipperary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iara Conwa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Ciara Conway&quot;}), (m:Constituency {name: &quot;Waterford&quot;}) CREATE (n)-[:TD_IN]-&gt;(m)" table:formula="of:=CONCATENATE([.A24]; [.B24]; [.C24]; [.D24]; [.E24])" table:style-name="ce1">
            <text:p>MATCH (n:Politician {name: "Ciara Conway"}), (m:Constituency {name: "Waterford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Brendan Howli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Brendan Howlin&quot;}), (m:Constituency {name: &quot;Wexford&quot;}) CREATE (n)-[:TD_IN]-&gt;(m)" table:formula="of:=CONCATENATE([.A25]; [.B25]; [.C25]; [.D25]; [.E25])" table:style-name="ce1">
            <text:p>MATCH (n:Politician {name: "Brendan Howlin"}), (m:Constituency {name: "Wexford"}) CREATE (n)-[:TD_IN]-&gt;(m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nne Ferri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 CREATE (n)-[:TD_IN]-&gt;(m)</text:p>
          </table:table-cell>
          <table:table-cell office:value-type="string" office:string-value="MATCH (n:Politician {name: &quot;Anne Ferris&quot;}), (m:Constituency {name: &quot;Wicklow&quot;}) CREATE (n)-[:TD_IN]-&gt;(m)" table:formula="of:=CONCATENATE([.A26]; [.B26]; [.C26]; [.D26]; [.E26])" table:style-name="ce1">
            <text:p>MATCH (n:Politician {name: "Anne Ferris"}), (m:Constituency {name: "Wicklow"}) CREATE (n)-[:TD_IN]-&gt;(m)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7]; [.B27]; [.C27]; [.D27]; [.E27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8]; [.B28]; [.C28]; [.D28]; [.E28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9]; [.B29]; [.C29]; [.D29]; [.E29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0]; [.B30]; [.C30]; [.D30]; [.E30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1]; [.B31]; [.C31]; [.D31]; [.E31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2]; [.B32]; [.C32]; [.D32]; [.E32])" table:style-name="ce1"/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style-name="ce1"/>
          <table:table-cell office:value-type="string" office:string-value="" table:formula="of:=CONCATENATE([.A33]; [.B33]; [.C33]; [.D33]; [.E3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4]; [.B34]; [.C34]; [.D34]; [.E3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5]; [.B35]; [.C35]; [.D35]; [.E3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6]; [.B36]; [.C36]; [.D36]; [.E3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7]; [.B37]; [.C37]; [.D37]; [.E3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8]; [.B38]; [.C38]; [.D38]; [.E3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9]; [.B39]; [.C39]; [.D39]; [.E3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0]; [.B40]; [.C40]; [.D40]; [.E4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1]; [.B41]; [.C41]; [.D41]; [.E4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2]; [.B42]; [.C42]; [.D42]; [.E4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3]; [.B43]; [.C43]; [.D43]; [.E4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4]; [.B44]; [.C44]; [.D44]; [.E4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5]; [.B45]; [.C45]; [.D45]; [.E4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6]; [.B46]; [.C46]; [.D46]; [.E4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7]; [.B47]; [.C47]; [.D47]; [.E4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8]; [.B48]; [.C48]; [.D48]; [.E4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9]; [.B49]; [.C49]; [.D49]; [.E4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0]; [.B50]; [.C50]; [.D50]; [.E5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1]; [.B51]; [.C51]; [.D51]; [.E5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2]; [.B52]; [.C52]; [.D52]; [.E5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3]; [.B53]; [.C53]; [.D53]; [.E5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4]; [.B54]; [.C54]; [.D54]; [.E5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5]; [.B55]; [.C55]; [.D55]; [.E5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6]; [.B56]; [.C56]; [.D56]; [.E5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7]; [.B57]; [.C57]; [.D57]; [.E5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8]; [.B58]; [.C58]; [.D58]; [.E5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9]; [.B59]; [.C59]; [.D59]; [.E5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0]; [.B60]; [.C60]; [.D60]; [.E6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1]; [.B61]; [.C61]; [.D61]; [.E6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2]; [.B62]; [.C62]; [.D62]; [.E6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3]; [.B63]; [.C63]; [.D63]; [.E6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4]; [.B64]; [.C64]; [.D64]; [.E6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5]; [.B65]; [.C65]; [.D65]; [.E6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6]; [.B66]; [.C66]; [.D66]; [.E6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7]; [.B67]; [.C67]; [.D67]; [.E6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8]; [.B68]; [.C68]; [.D68]; [.E6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9]; [.B69]; [.C69]; [.D69]; [.E6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0]; [.B70]; [.C70]; [.D70]; [.E7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1]; [.B71]; [.C71]; [.D71]; [.E7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2]; [.B72]; [.C72]; [.D72]; [.E7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3]; [.B73]; [.C73]; [.D73]; [.E7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4]; [.B74]; [.C74]; [.D74]; [.E7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5]; [.B75]; [.C75]; [.D75]; [.E7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6]; [.B76]; [.C76]; [.D76]; [.E7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7]; [.B77]; [.C77]; [.D77]; [.E7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8]; [.B78]; [.C78]; [.D78]; [.E7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9]; [.B79]; [.C79]; [.D79]; [.E79])" table:style-name="ce1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office:string-value="" table:formula="of:=CONCATENATE([.A80]; [.B80]; [.C80]; [.D80]; [.E80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1]; [.B81]; [.C81]; [.D81]; [.E81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2]; [.B82]; [.C82]; [.D82]; [.E82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3]; [.B83]; [.C83]; [.D83]; [.E83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4]; [.B84]; [.C84]; [.D84]; [.E84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5]; [.B85]; [.C85]; [.D85]; [.E85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6]; [.B86]; [.C86]; [.D86]; [.E86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7]; [.B87]; [.C87]; [.D87]; [.E87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8]; [.B88]; [.C88]; [.D88]; [.E88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9]; [.B89]; [.C89]; [.D89]; [.E89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90]; [.B90]; [.C90]; [.D90]; [.E90])" table:style-name="ce1"/>
          <table:table-cell table:number-columns-repeated="1637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19:37:53Z</dc:date>
  </office:meta>
</office:document-meta>
</file>